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Quotations" style:master-page-name="">
      <loext:graphic-properties draw:fill="none"/>
      <style:paragraph-properties fo:margin-left="2.2cm" fo:margin-right="1cm" fo:margin-top="0cm" fo:margin-bottom="0.499cm" loext:contextual-spacing="false" fo:text-indent="0cm" style:auto-text-indent="false" style:page-number="auto" fo:background-color="transparent"/>
      <style:text-properties officeooo:rsid="0018b41b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01e75b5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2f64ea" officeooo:paragraph-rsid="002f64ea"/>
    </style:style>
    <style:style style:name="P4" style:family="paragraph" style:parent-style-name="Text_20_body">
      <style:paragraph-properties fo:text-align="start" style:justify-single-word="false"/>
      <style:text-properties fo:font-size="12pt" officeooo:rsid="002f64ea" officeooo:paragraph-rsid="002f64ea"/>
    </style:style>
    <style:style style:name="P5" style:family="paragraph" style:parent-style-name="Text_20_body">
      <style:paragraph-properties fo:text-align="center" style:justify-single-word="false"/>
      <style:text-properties officeooo:rsid="00202279" officeooo:paragraph-rsid="00202279"/>
    </style:style>
    <style:style style:name="P6" style:family="paragraph" style:parent-style-name="Text_20_body">
      <style:paragraph-properties fo:text-align="start" style:justify-single-word="false"/>
      <style:text-properties officeooo:rsid="00202279" officeooo:paragraph-rsid="00202279"/>
    </style:style>
    <style:style style:name="P7" style:family="paragraph" style:parent-style-name="Text_20_body">
      <style:text-properties officeooo:paragraph-rsid="00202279"/>
    </style:style>
    <style:style style:name="P8" style:family="paragraph" style:parent-style-name="Text_20_body">
      <style:paragraph-properties fo:text-align="center" style:justify-single-word="false"/>
      <style:text-properties officeooo:rsid="002854f4" officeooo:paragraph-rsid="002854f4"/>
    </style:style>
    <style:style style:name="P9" style:family="paragraph" style:parent-style-name="Text_20_body">
      <style:paragraph-properties fo:text-align="start" style:justify-single-word="false"/>
      <style:text-properties officeooo:rsid="0028a5bc" officeooo:paragraph-rsid="0028a5bc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  <style:text-properties officeooo:rsid="0028a5bc" officeooo:paragraph-rsid="0028a5bc"/>
    </style:style>
    <style:style style:name="P12" style:family="paragraph" style:parent-style-name="Text_20_body">
      <style:paragraph-properties fo:text-align="center" style:justify-single-word="false"/>
      <style:text-properties officeooo:rsid="0028a5bc" officeooo:paragraph-rsid="0028a5bc"/>
    </style:style>
    <style:style style:name="P13" style:family="paragraph" style:parent-style-name="Quotations" style:list-style-name="L1"/>
    <style:style style:name="P14" style:family="paragraph" style:parent-style-name="Heading_20_1">
      <style:text-properties officeooo:rsid="00202279" officeooo:paragraph-rsid="00202279"/>
    </style:style>
    <style:style style:name="T1" style:family="text">
      <style:text-properties officeooo:rsid="0018b41b"/>
    </style:style>
    <style:style style:name="T2" style:family="text">
      <style:text-properties officeooo:rsid="001aa87e"/>
    </style:style>
    <style:style style:name="T3" style:family="text">
      <style:text-properties officeooo:rsid="001ca7b4"/>
    </style:style>
    <style:style style:name="T4" style:family="text">
      <style:text-properties fo:font-size="12pt" officeooo:rsid="001ca7b4"/>
    </style:style>
    <style:style style:name="T5" style:family="text">
      <style:text-properties fo:font-size="12pt" officeooo:rsid="001e75b5"/>
    </style:style>
    <style:style style:name="T6" style:family="text">
      <style:text-properties fo:font-size="12pt" officeooo:rsid="00202279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ize="12pt" officeooo:rsid="001ca7b4"/>
    </style:style>
    <style:style style:name="T9" style:family="text">
      <style:text-properties officeooo:rsid="0021107f"/>
    </style:style>
    <style:style style:name="T10" style:family="text">
      <style:text-properties officeooo:rsid="00226b67"/>
    </style:style>
    <style:style style:name="T11" style:family="text">
      <style:text-properties officeooo:rsid="00251522"/>
    </style:style>
    <style:style style:name="T12" style:family="text">
      <style:text-properties officeooo:rsid="002854f4"/>
    </style:style>
    <style:style style:name="T13" style:family="text">
      <style:text-properties fo:font-weight="bold" officeooo:rsid="00251522" style:font-weight-asian="bold" style:font-weight-complex="bold"/>
    </style:style>
    <style:style style:name="T14" style:family="text">
      <style:text-properties officeooo:rsid="002a9688"/>
    </style:style>
    <style:style style:name="T15" style:family="text">
      <style:text-properties officeooo:rsid="002cb300"/>
    </style:style>
    <style:style style:name="T16" style:family="text">
      <style:text-properties officeooo:rsid="0031376b"/>
    </style:style>
    <style:style style:name="T17" style:family="text">
      <style:text-properties officeooo:rsid="00346df5"/>
    </style:style>
    <style:style style:name="T18" style:family="text">
      <style:text-properties officeooo:rsid="003a95a6"/>
    </style:style>
    <style:style style:name="T19" style:family="text">
      <style:text-properties officeooo:rsid="0040d84f"/>
    </style:style>
    <style:style style:name="T20" style:family="text">
      <style:text-properties officeooo:rsid="004447a9"/>
    </style:style>
    <style:style style:name="T21" style:family="text">
      <style:text-properties officeooo:rsid="00461104"/>
    </style:style>
    <style:style style:name="T22" style:family="text">
      <style:text-properties officeooo:rsid="004731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比例</text:p>
      <text:p text:style-name="Quotations">本篇在講什麼<text:span text:style-name="T1">：</text:span></text:p>
      <text:p text:style-name="P1"><text:span text:style-name="T21">ABC</text:span>紙張比例的由來，黃金比例與費氏數列的性質。此文並非專業文章，只是筆者在閒暇時間自行研究之心得，希望以圖像化的方式，讓讀者具體的了解一些「特殊比例」的性質<text:span text:style-name="T22">。</text:span></text:p>
      <text:p text:style-name="Quotations">目錄：</text:p>
      <text:list xml:id="list4066135412583114389" text:style-name="L1">
        <text:list-header>
          <text:p text:style-name="P13">前言—為什麼寫這篇文章</text:p>
        </text:list-header>
        <text:list-item>
          <text:p text:style-name="P13">永遠的一半—<text:span text:style-name="T1">A4紙張比例</text:span></text:p>
        </text:list-item>
        <text:list-item>
          <text:p text:style-name="P13">並不費事<text:span text:style-name="T1">的</text:span>費氏數列</text:p>
        </text:list-item>
        <text:list-item>
          <text:p text:style-name="P13">最美的矩形—黃金比例</text:p>
        </text:list-item>
      </text:list>
      <text:h text:style-name="Heading_20_1" text:outline-level="1">前言<text:span text:style-name="T2">、</text:span>為什麼寫這篇文章<text:span text:style-name="T1">：</text:span></text:h>
      <text:p text:style-name="Text_20_body"><text:tab/>小時候常常在想，是否存在一種矩形<text:span text:style-name="T1">，將它對折後，長和寬仍然是相同的比例。最早想到這個問題，是在畫圖的時候，因為覺得畫紙太大所以將它折半，但竟然發現，折半後的畫紙長寬比例跟原本的十分相似。這還滿神奇的，我們一般看到的矩形，你將它長邊對折後，長寬比例不會相同，例如2:1的矩形，將長邊對折後變成了1:1的正方形，跟原先的比例不同。我也想過2:3，3:4，但是試來試去都找不出心目中「完美」的那個比例，直至國中二上學了解一元二次式，才終於解出這個神秘的比例。</text:span></text:p>
      <text:p text:style-name="Text_20_body"><text:tab/>希望能藉由筆者計算的心路歷程，讓讀者了解<text:span text:style-name="T2">A4紙張的比例、黃金比例的意義，並利用圖像的方式讓大家了解費氏數列與黃金比例的關係。</text:span></text:p>
      <text:p text:style-name="Text_20_body"/>
      <text:h text:style-name="Heading_20_1" text:outline-level="1">一、永遠的一半 <text:s text:c="2"/><text:span text:style-name="T2">A4紙張比例</text:span></text:h>
      <text:p text:style-name="Text_20_body"><text:tab/>正如同前言所述，我一直在尋找一種矩形，無論對半多少次，它長寬的比例仍然不變<text:span text:style-name="T2">。</text:span></text:p>
      <text:p text:style-name="Text_20_body"><text:tab/>讓我們先來想像一下，今天有一個長方形，它的寬，為了方便我們將它設為<text:span text:style-name="T3">1，而它的長不知道，我們就稱之為x好了，現在，還未經過對折的這個長方形他的長寬比例就是x:1，那當我們將它對折了，原本的寬，也就是1，就變得比x/2要長，於是1成為長，x/2成為寬，它的長寬比例就變成1:x/2。而由於我們定義這個長方形在對折後長寬比例不變，因此x : 1 = 1 : x/2，經過化簡後就可以得到x</text:span><text:span text:style-name="T8">2</text:span><text:span text:style-name="T4"> </text:span><text:span text:style-name="T5">= 2，這樣答案就出來了，x = 2 ^ 0.5，很抱歉我打不出根號，所以我使用^0.5代替（^為次方符號)</text:span><text:span text:style-name="T6">，0.5次方就是根號的意思</text:span><text:span text:style-name="T5">。</text:span></text:p>
      <text:p text:style-name="P2">（補圖）</text:p>
      <text:p text:style-name="P4"><text:soft-page-break/><text:tab/>那這個無論切半幾次都一樣的比例到底有什麼作用？看我的標題你或許已經猜到了，正如你所想，我們現今使用的紙張比例<text:span text:style-name="T16">A、B、C系列其實都是以1:根號2定義的的，我們以A系列進行舉例，A0就是面積為1平方公尺，長寬比例為1:根號2的紙張，即是841x1189毫米，那A1就是將A0對半切，也就是594x841毫米。</text:span></text:p>
      <text:p text:style-name="P4"><text:tab/>其實我們可以從另一個角度想 根號<text:span text:style-name="T17">2 這個數字的特性，一個邊長為1的直角三角形它的斜邊長度就是 根號2 （計算方式見畢氏定理），那我們今天把這個三角形從斜邊的一半切出兩個等大的小三角形，你會發現，這兩個小三角形都會是直角三角形，而且邊長比仍然是1: 1: 根號2，將舊的斜邊一半作為邊長，而原先的邊長則變為新的斜邊，如此的規律不正如我們那不停對半的矩形嗎？</text:span></text:p>
      <text:p text:style-name="P3">（補圖）</text:p>
      <text:h text:style-name="P14" text:outline-level="1">二、並不費<text:span text:style-name="T9">事</text:span>的費氏數列</text:h>
      <text:p text:style-name="P7"><text:tab/>先幫大家複習一下「費氏數列」，我個人認為這很有意思，隨堂考：請找出下方數列的規律</text:p>
      <text:p text:style-name="P5">0, 1, 1, 2, 3, 5, 8, 13, 21, 34, 55</text:p>
      <text:p text:style-name="P6">看出來了嗎？這應該很好找吧？每一個數都是前面兩項的總和，舉例8這個數，它就是前面兩項3和5的總和，這就是費氏數列的定義，非常的簡單<text:span text:style-name="T9">，但這個數列卻有非常神奇的力量！例如大自然中的花朵，花瓣的數量很多都是在費氏數列中的數字，還有由於費氏數列難以預測，也被應用在生成偽隨機數。這邊先稍稍給大家有個認識就好，如果有興趣的話在自己去查喔！</text:span></text:p>
      <text:p text:style-name="P6"><text:tab/>特別的是，費氏數列可以透過圖像表示，就會看到一個由正方形組成的矩形，而且每一個正方形的邊長都是較小的兩個正方形邊長的總和<text:span text:style-name="T10">。</text:span></text:p>
      <text:p text:style-name="P5">（補圖）</text:p>
      <text:h text:style-name="Heading_20_1" text:outline-level="1">三、最美的矩形—黃金比例</text:h>
      <text:p text:style-name="Text_20_body"><text:tab/>不知道大家有沒有聽過「黃金比例」的大名，就是那個<text:span text:style-name="T10">1.618的不知道什麼東西，然後好像人的五官是那個比例就會很漂亮。但大家有沒有想過，1.618這個數字是怎麼算出來的？要想計算出黃金比例，我們得先了解它「到底在幹嘛？」。</text:span></text:p>
      <text:p text:style-name="Text_20_body"><text:tab/>假設今天有一個矩形，他的寬是<text:span text:style-name="T11">1，長是x，而我們將這個這個矩形減去邊長是寬的正方形，可以分成1*1 + 1*(x-1)，也就是一個邊長為1的正方形和一個長寬分別為1和x-1的矩形，重點來了，這個被切開後的矩型它的長寬比例會等於原本的矩形！當這個矩形滿足上述特性，我們就稱這個矩形的長寬比例為</text:span><text:span text:style-name="T13">黃金比例</text:span><text:span text:style-name="T11">。</text:span></text:p>
      <text:p text:style-name="P10">（補圖）</text:p>
      <text:p text:style-name="Text_20_body"><text:tab/>不知道你有沒有發現，這裡又提到「相同的長寬比例」，所以我們要計算時，可以搬出第一段所提到的算式，再加以修改。我們剛才的算式<text:span text:style-name="T12">是 <text:s/>長/寬 = 新長/新寬，那長是x寬是1，新的長是1寬則是x – 1，把數字填入，即可得到</text:span></text:p>
      <text:p text:style-name="P8">x / 1 = 1 / (x-1)</text:p>
      <text:p text:style-name="P9"><text:soft-page-break/>接下來就是解方程式了，化簡之後可以得到x<text:span text:style-name="T7">2</text:span> -x -1 = 0，我想應該不用考慮十字交乘法了，這絕對算不出來，所以我直接就帶一元二次方程解公式<text:span text:style-name="T14">(</text:span>-<text:span text:style-name="T14">b + (b2 – 4ac)^0.5)/2a，抱歉寫的有點醜，不過在此我就不解釋這個公式的由來囉！帶入數字後可以得出x = (1 + 5^0.5) / 2，經電腦計算結果為1.6180339，這個數字...沒錯，就是那大名鼎鼎的黃金比例啦！</text:span></text:p>
      <text:p text:style-name="P12">（將費氏數列與黃金比例圖並列）</text:p>
      <text:p text:style-name="P9"><text:tab/>現在我們來觀察一下前面費氏數列<text:span text:style-name="T18">與黃金比例的圖形，你會發現它們兩個都是由大大小小的正方形組成的，而且每個大正方形的邊長都是前面兩個小正方形邊長的總和，欸？這不就是費氏數列的定義嗎？發現了嗎？黃金比例和費氏數列的圖形是一樣的！事實上黃金比例就是費氏數列在計算到極大值後所求出的比值。</text:span></text:p>
      <text:h text:style-name="Heading_20_1" text:outline-level="1">後記：</text:h>
      <text:p text:style-name="P9"><text:tab/>今天的文章就到這邊囉！這篇文章算是我自己研究數學的心得兼筆記，我自己都沒想到，親筆計算出方程式<text:span text:style-name="T19">，</text:span>親手畫出一張張<text:span text:style-name="T19">圖，所帶來的成就感與樂趣是多麼的大，</text:span>當時在學校裡自己計算，算出這個數字令我興奮的大叫<text:span text:style-name="T15">，自己探索數學的奧秘實在是件非常有趣的事，讓我有像是寫程式一般的樂趣。</text:span></text:p>
      <text:p text:style-name="P9"><text:tab/>希望你看到今天的文章，能對生活中這些特殊的「比例」有更深且更具體的了解<text:span text:style-name="T20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21:21:46.609016506</meta:creation-date>
    <dc:date>2018-03-18T22:36:14.393402902</dc:date>
    <meta:editing-duration>PT1H28M51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3" meta:paragraph-count="36" meta:word-count="2132" meta:character-count="2337" meta:non-whitespace-character-count="2264"/>
  </office:meta>
</office:document-meta>
</file>